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alidator.lookupParserByGrammar( String gramm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Valida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lidator.select( Object selectio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Validator.Defaul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lidato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lidator.releaseParser( Schema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lidator.lookupParserBy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Validat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Validator.decommissionComponent( Objec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Validator.isSelectable( Object selec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lidator.setupComponent( String name , Object component , Configuration conf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efaultValidator.initializ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DefaultValidator.release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